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 table:null-year="1933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osition</text:p>
          </table:table-cell>
          <table:table-cell office:value-type="string" calcext:value-type="string">
            <text:p>Arithmétiqu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osition_n1</text:p>
          </table:table-cell>
          <table:table-cell office:value-type="string" calcext:value-type="string">
            <text:p>Position_n3</text:p>
          </table:table-cell>
          <table:table-cell office:value-type="string" calcext:value-type="string">
            <text:p>Position_n6</text:p>
          </table:table-cell>
          <table:table-cell office:value-type="string" calcext:value-type="string">
            <text:p>Position_i3</text:p>
          </table:table-cell>
          <table:table-cell office:value-type="string" calcext:value-type="string">
            <text:p>Position_i6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.00</text:p>
          </table:table-cell>
          <table:table-cell table:formula="of:=(17-([.A2]-1))/17" office:value-type="float" office:value="1" calcext:value-type="float">
            <text:p>1.00</text:p>
          </table:table-cell>
          <table:table-cell table:formula="of:=1/[.A2]" office:value-type="float" office:value="1" calcext:value-type="float">
            <text:p>1.0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.00</text:p>
          </table:table-cell>
          <table:table-cell table:formula="of:=(17-([.A3]-1))/17" office:value-type="float" office:value="0.941176470588235" calcext:value-type="float">
            <text:p>0.94</text:p>
          </table:table-cell>
          <table:table-cell table:formula="of:=1/[.A3]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table:formula="of:=1/2" office:value-type="float" office:value="0.5" calcext:value-type="float">
            <text:p>0.50</text:p>
          </table:table-cell>
          <table:table-cell table:formula="of:=5/6" office:value-type="float" office:value="0.833333333333333" calcext:value-type="float">
            <text:p>0.83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.00</text:p>
          </table:table-cell>
          <table:table-cell table:formula="of:=(17-([.A4]-1))/17" office:value-type="float" office:value="0.882352941176471" calcext:value-type="float">
            <text:p>0.88</text:p>
          </table:table-cell>
          <table:table-cell table:formula="of:=1/[.A4]" office:value-type="float" office:value="0.33333333333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.00</text:p>
          </table:table-cell>
          <table:table-cell table:formula="of:=1/3" office:value-type="float" office:value="0.333333333333333" calcext:value-type="float">
            <text:p>0.33</text:p>
          </table:table-cell>
          <table:table-cell table:formula="of:=4/6" office:value-type="float" office:value="0.666666666666667" calcext:value-type="float">
            <text:p>0.67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.00</text:p>
          </table:table-cell>
          <table:table-cell table:formula="of:=(17-([.A5]-1))/17" office:value-type="float" office:value="0.823529411764706" calcext:value-type="float">
            <text:p>0.82</text:p>
          </table:table-cell>
          <table:table-cell table:formula="of:=1/[.A5]"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3/6" office:value-type="float" office:value="0.5" calcext:value-type="float">
            <text:p>0.50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.00</text:p>
          </table:table-cell>
          <table:table-cell table:formula="of:=(17-([.A6]-1))/17" office:value-type="float" office:value="0.764705882352941" calcext:value-type="float">
            <text:p>0.76</text:p>
          </table:table-cell>
          <table:table-cell table:formula="of:=1/[.A6]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2/6" office:value-type="float" office:value="0.333333333333333" calcext:value-type="float">
            <text:p>0.33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.00</text:p>
          </table:table-cell>
          <table:table-cell table:formula="of:=(17-([.A7]-1))/17" office:value-type="float" office:value="0.705882352941176" calcext:value-type="float">
            <text:p>0.71</text:p>
          </table:table-cell>
          <table:table-cell table:formula="of:=1/[.A7]" office:value-type="float" office:value="0.166666666666667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.00</text:p>
          </table:table-cell>
          <table:table-cell table:formula="of:=(17-([.A8]-1))/17" office:value-type="float" office:value="0.647058823529412" calcext:value-type="float">
            <text:p>0.65</text:p>
          </table:table-cell>
          <table:table-cell table:formula="of:=1/[.A8]" office:value-type="float" office:value="0.142857142857143" calcext:value-type="float">
            <text:p>0.14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.00</text:p>
          </table:table-cell>
          <table:table-cell table:formula="of:=(17-([.A9]-1))/17" office:value-type="float" office:value="0.588235294117647" calcext:value-type="float">
            <text:p>0.59</text:p>
          </table:table-cell>
          <table:table-cell table:formula="of:=1/[.A9]" office:value-type="float" office:value="0.125" calcext:value-type="float">
            <text:p>0.13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.00</text:p>
          </table:table-cell>
          <table:table-cell table:formula="of:=(17-([.A10]-1))/17" office:value-type="float" office:value="0.529411764705882" calcext:value-type="float">
            <text:p>0.53</text:p>
          </table:table-cell>
          <table:table-cell table:formula="of:=1/[.A10]" office:value-type="float" office:value="0.111111111111111" calcext:value-type="float">
            <text:p>0.11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.00</text:p>
          </table:table-cell>
          <table:table-cell table:formula="of:=(17-([.A11]-1))/17" office:value-type="float" office:value="0.470588235294118" calcext:value-type="float">
            <text:p>0.47</text:p>
          </table:table-cell>
          <table:table-cell table:formula="of:=1/[.A11]"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.00</text:p>
          </table:table-cell>
          <table:table-cell table:formula="of:=(17-([.A12]-1))/17" office:value-type="float" office:value="0.411764705882353" calcext:value-type="float">
            <text:p>0.41</text:p>
          </table:table-cell>
          <table:table-cell table:formula="of:=1/[.A12]" office:value-type="float" office:value="0.0909090909090909" calcext:value-type="float">
            <text:p>0.09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.00</text:p>
          </table:table-cell>
          <table:table-cell table:formula="of:=(17-([.A13]-1))/17" office:value-type="float" office:value="0.352941176470588" calcext:value-type="float">
            <text:p>0.35</text:p>
          </table:table-cell>
          <table:table-cell table:formula="of:=1/[.A13]" office:value-type="float" office:value="0.0833333333333333" calcext:value-type="float">
            <text:p>0.08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.00</text:p>
          </table:table-cell>
          <table:table-cell table:formula="of:=(17-([.A14]-1))/17" office:value-type="float" office:value="0.294117647058823" calcext:value-type="float">
            <text:p>0.29</text:p>
          </table:table-cell>
          <table:table-cell table:formula="of:=1/[.A14]" office:value-type="float" office:value="0.0769230769230769" calcext:value-type="float">
            <text:p>0.08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.00</text:p>
          </table:table-cell>
          <table:table-cell table:formula="of:=(17-([.A15]-1))/17" office:value-type="float" office:value="0.235294117647059" calcext:value-type="float">
            <text:p>0.24</text:p>
          </table:table-cell>
          <table:table-cell table:formula="of:=1/[.A15]" office:value-type="float" office:value="0.0714285714285714" calcext:value-type="float">
            <text:p>0.07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.00</text:p>
          </table:table-cell>
          <table:table-cell table:formula="of:=(17-([.A16]-1))/17" office:value-type="float" office:value="0.176470588235294" calcext:value-type="float">
            <text:p>0.18</text:p>
          </table:table-cell>
          <table:table-cell table:formula="of:=1/[.A16]" office:value-type="float" office:value="0.0666666666666667" calcext:value-type="float">
            <text:p>0.07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.00</text:p>
          </table:table-cell>
          <table:table-cell table:formula="of:=(17-([.A17]-1))/17" office:value-type="float" office:value="0.117647058823529" calcext:value-type="float">
            <text:p>0.12</text:p>
          </table:table-cell>
          <table:table-cell table:formula="of:=1/[.A17]" office:value-type="float" office:value="0.0625" calcext:value-type="float">
            <text:p>0.06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.00</text:p>
          </table:table-cell>
          <table:table-cell table:formula="of:=(17-([.A18]-1))/17" office:value-type="float" office:value="0.0588235294117647" calcext:value-type="float">
            <text:p>0.06</text:p>
          </table:table-cell>
          <table:table-cell table:formula="of:=1/[.A18]" office:value-type="float" office:value="0.0588235294117647" calcext:value-type="float">
            <text:p>0.06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day/>
      <number:text>/</number:text>
      <number:month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6:18:59.151000000</meta:creation-date>
    <dc:date>2021-09-17T16:32:08.245000000</dc:date>
    <meta:editing-duration>PT13M8S</meta:editing-duration>
    <meta:editing-cycles>3</meta:editing-cycles>
    <meta:generator>LibreOffice/7.1.4.2$Windows_X86_64 LibreOffice_project/a529a4fab45b75fefc5b6226684193eb000654f6</meta:generator>
    <meta:document-statistic meta:table-count="1" meta:cell-count="144" meta:object-count="0"/>
  </office:meta>
</office:document-meta>
</file>